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191fdb"/>
    </style:style>
    <style:style style:name="P2" style:family="paragraph" style:parent-style-name="Standard">
      <style:text-properties officeooo:paragraph-rsid="00191fdb"/>
    </style:style>
    <style:style style:name="P3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officeooo:paragraph-rsid="00191fdb"/>
    </style:style>
    <style:style style:name="P4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officeooo:paragraph-rsid="00191fdb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officeooo:paragraph-rsid="00191fdb"/>
    </style:style>
    <style:style style:name="P6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8" style:family="paragraph" style:parent-style-name="Text_20_body" style:list-style-name="L3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9" style:family="paragraph" style:parent-style-name="Text_20_body" style:list-style-name="L4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0" style:family="paragraph" style:parent-style-name="Text_20_body" style:list-style-name="L5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1" style:family="paragraph" style:parent-style-name="Text_20_body" style:list-style-name="L6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2" style:family="paragraph" style:parent-style-name="Text_20_body" style:list-style-name="L7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3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e095d" officeooo:paragraph-rsid="001e095d"/>
    </style:style>
    <style:style style:name="P14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rsid="001f15ae" officeooo:paragraph-rsid="001f15ae"/>
    </style:style>
    <style:style style:name="P15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 officeooo:rsid="001ea6cc" officeooo:paragraph-rsid="001ea6cc" style:font-weight-asian="bold" style:font-weight-complex="bold"/>
    </style:style>
    <style:style style:name="P16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 officeooo:rsid="00218473" officeooo:paragraph-rsid="00218473" style:font-weight-asian="bold" style:font-weight-complex="bold"/>
    </style:style>
    <style:style style:name="P1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bold" officeooo:rsid="001d016a" officeooo:paragraph-rsid="00191fdb" style:font-weight-asian="bold" style:font-weight-complex="bold"/>
    </style:style>
    <style:style style:name="P18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19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0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1" style:family="paragraph" style:parent-style-name="Text_20_body" style:list-style-name="L4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2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3" style:family="paragraph" style:parent-style-name="Text_20_body" style:list-style-name="L6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4" style:family="paragraph" style:parent-style-name="Text_20_body" style:list-style-name="L7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91fdb"/>
    </style:style>
    <style:style style:name="P25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bold" officeooo:rsid="00235a36" officeooo:paragraph-rsid="00191fdb" style:font-weight-asian="bold" style:font-weight-complex="bold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91f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d40b" style:font-weight-asian="bold" style:font-weight-complex="bold"/>
    </style:style>
    <style:style style:name="T3" style:family="text">
      <style:text-properties fo:font-weight="bold" officeooo:rsid="001bbb9e" style:font-weight-asian="bold" style:font-weight-complex="bold"/>
    </style:style>
    <style:style style:name="T4" style:family="text">
      <style:text-properties fo:font-weight="bold" officeooo:rsid="001d016a" style:font-weight-asian="bold" style:font-weight-complex="bold"/>
    </style:style>
    <style:style style:name="T5" style:family="text">
      <style:text-properties fo:font-weight="bold" officeooo:rsid="00256a22" style:font-weight-asian="bold" style:font-weight-complex="bold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evelopment steps</text:h>
      <text:p text:style-name="P1"/>
      <text:h text:style-name="P4" text:outline-level="3"><text:a xlink:type="simple" xlink:href="https://brittanychiang.com/" text:style-name="Internet_20_link" text:visited-style-name="Visited_20_Internet_20_Link">https://brittanychiang.com/</text:a></text:h>
      <text:p text:style-name="P26"><text:a xlink:type="simple" xlink:href="https://brittanychiang.com/resume.pdf" text:style-name="Internet_20_link" text:visited-style-name="Visited_20_Internet_20_Link"><text:span text:style-name="T6">https://brittanychiang.com/resume.pdf</text:span></text:a></text:p>
      <text:h text:style-name="P5" text:outline-level="3"><text:span text:style-name="T6">Define</text:span></text:h>
      <text:list xml:id="list2434510393" text:style-name="L1">
        <text:list-item>
          <text:p text:style-name="P18">Who is the website for? <text:span text:style-name="T2">Myself</text:span></text:p>
        </text:list-item>
        <text:list-item>
          <text:p text:style-name="P18">What is the main purpose (Business/User goals)? <text:span text:style-name="T2">Get hired as a Web Developer</text:span></text:p>
        </text:list-item>
        <text:list-item>
          <text:p text:style-name="P6">Define target audience? <text:span text:style-name="T2">Recruiters, businesses, anyone looking to hire freelancer</text:span></text:p>
        </text:list-item>
      </text:list>
      <text:h text:style-name="P4" text:outline-level="3" text:is-list-header="true">Plan</text:h>
      <text:list xml:id="list35949558" text:style-name="L2">
        <text:list-item>
          <text:p text:style-name="P19">Gether website content (usually provided) – <text:span text:style-name="T3">Get two pictures of myself, icons for LinkedIn, Facebook, Contact, Resume download (pdf, txt, html versions), Github, Twitter</text:span></text:p>
        </text:list-item>
        <text:list-item>
          <text:p text:style-name="P19">Plan sitemap (pages)? <text:span text:style-name="T3">Single page plus links to outside sites such as LinkedIn</text:span></text:p>
        </text:list-item>
        <text:list-item>
          <text:p text:style-name="P19">Plan sections on each page? <text:span text:style-name="T3">Side nav, header/</text:span><text:span text:style-name="T5">Intro</text:span><text:span text:style-name="T3">, about, </text:span><text:span text:style-name="T5">My work, </text:span><text:span text:style-name="T3">skills, <text:s/>contact, footer</text:span></text:p>
        </text:list-item>
        <text:list-item>
          <text:p text:style-name="P25">https://www.reputationdefender.com/blog/job-seekers/13-things-you-need-to-include-in-your-career-portfolio</text:p>
        </text:list-item>
        <text:list-item>
          <text:p text:style-name="P7">Define website personality (See Web Design)? <text:span text:style-name="T4">Serious/elegant</text:span></text:p>
          <text:list>
            <text:list-item>
              <text:p text:style-name="P13"><text:span text:style-name="T4">F</text:span><text:span text:style-name="T1">ont: Rubik with 400, 500, 600, 700 regular</text:span></text:p>
            </text:list-item>
            <text:list-item>
              <text:p text:style-name="P15">Colors: Blue, gold, shades of gray &amp; black</text:p>
              <text:list>
                <text:list-item>
                  <text:p text:style-name="P14"><text:span text:style-name="T1">Main: </text:span><text:span text:style-name="T4">1A3263</text:span></text:p>
                </text:list-item>
                <text:list-item>
                  <text:p text:style-name="P14"><text:span text:style-name="T4">S</text:span><text:span text:style-name="T1">econdary: <text:s/></text:span><text:span text:style-name="T4">FAB95B</text:span></text:p>
                </text:list-item>
                <text:list-item>
                  <text:p text:style-name="P14"><text:span text:style-name="T4">G</text:span><text:span text:style-name="T1">ray: </text:span><text:span text:style-name="T4">E8E2DB</text:span></text:p>
                </text:list-item>
                <text:list-item>
                  <text:p text:style-name="P14"><text:a xlink:type="simple" xlink:href="https://icomoon.io/" text:style-name="Internet_20_link" text:visited-style-name="Visited_20_Internet_20_Link"><text:span text:style-name="T4">https://icomoon.io/</text:span></text:a></text:p>
                </text:list-item>
                <text:list-item>
                  <text:p text:style-name="P16">little shadows and rounded corners</text:p>
                </text:list-item>
              </text:list>
              <text:p text:style-name="P17"/>
            </text:list-item>
          </text:list>
        </text:list-item>
      </text:list>
      <text:h text:style-name="P4" text:outline-level="3" text:is-list-header="true">Sketch - https://www.figma.com/</text:h>
      <text:list xml:id="list2573847664" text:style-name="L3">
        <text:list-item>
          <text:p text:style-name="P20">Think about components you need</text:p>
        </text:list-item>
        <text:list-item>
          <text:p text:style-name="P20"><text:soft-page-break/>Sketch ideas with pen and paper or Figma</text:p>
        </text:list-item>
        <text:list-item>
          <text:p text:style-name="P8">Experiment with different ideas</text:p>
        </text:list-item>
      </text:list>
      <text:h text:style-name="P4" text:outline-level="3" text:is-list-header="true">Design and Build</text:h>
      <text:list xml:id="list2191839937" text:style-name="L4">
        <text:list-item>
          <text:p text:style-name="P21">Design using HTML/CSS</text:p>
        </text:list-item>
        <text:list-item>
          <text:p text:style-name="P21">Design visual styles</text:p>
        </text:list-item>
        <text:list-item>
          <text:p text:style-name="P9">Use client's branding whenever possible</text:p>
        </text:list-item>
      </text:list>
      <text:h text:style-name="P4" text:outline-level="3" text:is-list-header="true">Test and Optimize</text:h>
      <text:list xml:id="list1091240715" text:style-name="L5">
        <text:list-item>
          <text:p text:style-name="P22">Does website work well in all major browsers</text:p>
        </text:list-item>
        <text:list-item>
          <text:p text:style-name="P22">Does website work on mobile devices</text:p>
        </text:list-item>
        <text:list-item>
          <text:p text:style-name="P22">Optimize all images in dimensions and file size</text:p>
        </text:list-item>
        <text:list-item>
          <text:p text:style-name="P22">Fix accessibility problems</text:p>
        </text:list-item>
        <text:list-item>
          <text:p text:style-name="P22">Run the lighthouse performance test in Chrome</text:p>
        </text:list-item>
        <text:list-item>
          <text:p text:style-name="P10">Think about Search Engine Optimization</text:p>
        </text:list-item>
      </text:list>
      <text:h text:style-name="P4" text:outline-level="3" text:is-list-header="true">Launch</text:h>
      <text:list xml:id="list3240357808" text:style-name="L6">
        <text:list-item>
          <text:p text:style-name="P23">Upload to a hosting platform (netlify)</text:p>
        </text:list-item>
        <text:list-item>
          <text:p text:style-name="P11">Buy a great domain name</text:p>
        </text:list-item>
      </text:list>
      <text:h text:style-name="P4" text:outline-level="3" text:is-list-header="true">Maintain and Update</text:h>
      <text:list xml:id="list2258609198" text:style-name="L7">
        <text:list-item>
          <text:p text:style-name="P24">Keep website current</text:p>
        </text:list-item>
        <text:list-item>
          <text:p text:style-name="P24">Install analytics software (Google Analytics/Fathom)</text:p>
        </text:list-item>
        <text:list-item>
          <text:p text:style-name="P12">Keep a blog updated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7:28:06.900430901</meta:creation-date>
    <dc:date>2022-12-02T20:10:32.746722308</dc:date>
    <meta:editing-duration>PT1H29M20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255" meta:character-count="1654" meta:non-whitespace-character-count="1471"/>
  </office:meta>
</office:document-meta>
</file>